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7f67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font-size="14pt" fo:font-weight="normal" officeooo:rsid="002f38c4" officeooo:paragraph-rsid="002f38c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3465a4" loext:opacity="100%"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3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e30db" officeooo:paragraph-rsid="005e30db" style:font-size-asian="12.25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1921" officeooo:paragraph-rsid="00271921" style:font-size-asian="12.25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34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36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0ddd4" officeooo:paragraph-rsid="0030ddd4" style:font-size-asian="12.25pt" style:font-weight-asian="normal" style:font-size-complex="14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2c35f" officeooo:paragraph-rsid="0032c35f" style:font-size-asian="12.25pt" style:font-weight-asian="normal" style:font-size-complex="14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33d56" officeooo:paragraph-rsid="00333d56" style:font-size-asian="12.25pt" style:font-weight-asian="normal" style:font-size-complex="14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2.25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01c3a" officeooo:paragraph-rsid="00401c3a" style:font-size-asian="12.25pt" style:font-weight-asian="normal" style:font-size-complex="14pt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5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5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style:font-size-asian="12.25pt" style:font-weight-asian="normal" style:font-size-complex="14pt" style:font-weight-complex="normal"/>
    </style:style>
    <style:style style:name="P5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f16c9" officeooo:paragraph-rsid="004f16c9" style:font-size-asian="12.25pt" style:font-weight-asian="normal" style:font-size-complex="14pt" style:font-weight-complex="normal"/>
    </style:style>
    <style:style style:name="P5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0f4fe" officeooo:paragraph-rsid="0050f4fe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3afd0" officeooo:paragraph-rsid="0053afd0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58b1a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style:font-size-asian="12.25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6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6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e94eb" officeooo:paragraph-rsid="006e94eb" style:font-size-asian="12.25pt" style:font-weight-asian="normal" style:font-size-complex="14pt" style:font-weight-complex="normal"/>
    </style:style>
    <style:style style:name="P6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f0478" officeooo:paragraph-rsid="006f0478" style:font-size-asian="12.25pt" style:font-weight-asian="normal" style:font-size-complex="14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86da6" officeooo:paragraph-rsid="00286da6" fo:background-color="#77bc65" style:font-size-asian="12.25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2.25pt" style:font-weight-asian="normal" style:font-size-complex="14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4pt" style:font-weight-asian="normal" style:font-size-complex="14pt" style:font-weight-complex="normal"/>
    </style:style>
    <style:style style:name="P70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4pt" style:font-weight-asian="normal" style:font-size-complex="14pt" style:font-weight-complex="normal"/>
    </style:style>
    <style:style style:name="P71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73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75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34f83b" officeooo:paragraph-rsid="0034f83b" style:font-size-asian="14pt" style:font-weight-asian="normal" style:font-size-complex="14pt" style:font-weight-complex="normal"/>
    </style:style>
    <style:style style:name="P76" style:family="paragraph" style:parent-style-name="Standard" style:list-style-name="L7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77" style:family="paragraph" style:parent-style-name="Standard" style:list-style-name="L8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7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f38c4" officeooo:paragraph-rsid="002f38c4" style:font-size-asian="14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9b40" officeooo:paragraph-rsid="00397500" style:font-size-asian="14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style:font-size-asian="14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fo:background-color="#ffff00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ffff00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fo:background-color="#ffff00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fo:background-color="#ffff00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fo:background-color="#729fcf" style:font-size-asian="14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fo:background-color="#729fcf" style:font-size-asian="14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729fcf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fo:background-color="#729fcf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language="ru" fo:country="RU" fo:font-weight="bold" officeooo:rsid="001d3385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4pt" fo:language="ru" fo:country="RU" fo:font-weight="bold" officeooo:rsid="00240c09" officeooo:paragraph-rsid="0022d280" style:font-size-asian="12.25pt" style:font-weight-asian="bold" style:font-size-complex="14pt" style:font-weight-complex="bold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2.25pt" style:font-weight-asian="bold" style:font-size-complex="14pt" style:font-weight-complex="bold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0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0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0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0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0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09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cb035" officeooo:paragraph-rsid="002cb035" style:font-size-asian="14pt" style:font-weight-asian="bold" style:font-size-complex="14pt" style:font-weight-complex="bold"/>
    </style:style>
    <style:style style:name="P110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1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line-height="100%" fo:text-align="start" style:justify-single-word="false"/>
      <style:text-properties fo:font-size="14pt" fo:language="ru" fo:country="RU" fo:font-style="normal" fo:font-weight="bold" officeooo:rsid="002e3623" officeooo:paragraph-rsid="002e3623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 style:list-style-name="L4">
      <style:paragraph-properties fo:text-align="start" style:justify-single-word="false"/>
      <style:text-properties fo:font-size="14pt" officeooo:paragraph-rsid="00286da6" style:font-size-asian="14pt" style:font-size-complex="14pt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officeooo:paragraph-rsid="0030ddd4" style:font-size-asian="14pt" style:font-size-complex="14pt"/>
    </style:style>
    <style:style style:name="P119" style:family="paragraph" style:parent-style-name="Standard" style:list-style-name="L6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4pt" style:font-weight-asian="normal" style:font-size-complex="14pt" style:font-weight-complex="normal"/>
    </style:style>
    <style:style style:name="P121" style:family="paragraph" style:parent-style-name="Standard" style:list-style-name="L6">
      <style:paragraph-properties fo:text-align="start" style:justify-single-word="false"/>
      <style:text-properties fo:font-size="14pt" fo:font-weight="normal" officeooo:rsid="00399b40" officeooo:paragraph-rsid="00399b40" style:font-size-asian="14pt" style:font-weight-asian="normal" style:font-size-complex="14pt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123" style:family="paragraph" style:parent-style-name="Standard" style:list-style-name="L6">
      <style:paragraph-properties fo:text-align="start" style:justify-single-word="false"/>
      <style:text-properties fo:font-size="14pt" officeooo:rsid="00401c3a" officeooo:paragraph-rsid="00401c3a" style:font-size-asian="12.25pt" style:font-size-complex="14pt"/>
    </style:style>
    <style:style style:name="P124" style:family="paragraph" style:parent-style-name="Standard" style:list-style-name="L5">
      <style:paragraph-properties fo:text-align="start" style:justify-single-word="false"/>
      <style:text-properties fo:font-size="12pt" officeooo:paragraph-rsid="00286da6" style:font-size-asian="12pt" style:font-size-complex="12pt"/>
    </style:style>
    <style:style style:name="P125" style:family="paragraph" style:parent-style-name="Standard" style:list-style-name="L5">
      <style:paragraph-properties fo:text-align="start" style:justify-single-word="false"/>
      <style:text-properties fo:font-size="12pt" officeooo:rsid="0027f67a" officeooo:paragraph-rsid="00286da6" style:font-size-asian="12pt" style:font-size-complex="12pt"/>
    </style:style>
    <style:style style:name="P126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27f67a" officeooo:paragraph-rsid="00286da6" style:font-size-asian="12pt" style:font-weight-asian="normal" style:font-size-complex="12pt" style:font-weight-complex="normal"/>
    </style:style>
    <style:style style:name="P127" style:family="paragraph" style:parent-style-name="Standard" style:list-style-name="L6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128" style:family="paragraph" style:parent-style-name="Standard">
      <style:paragraph-properties fo:line-height="100%" fo:text-align="start" style:justify-single-word="false"/>
      <style:text-properties fo:color="#3465a4" loext:opacity="100%" fo:font-size="14pt" fo:language="ru" fo:country="RU" fo:font-weight="normal" officeooo:rsid="00286da6" officeooo:paragraph-rsid="002c1e7b" style:font-size-asian="14pt" style:font-weight-asian="normal" style:font-size-complex="14pt" style:font-weight-complex="normal"/>
    </style:style>
    <style:style style:name="P129" style:family="paragraph" style:parent-style-name="Standard" style:list-style-name="L6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130" style:family="paragraph" style:parent-style-name="Standard" style:list-style-name="L6">
      <style:paragraph-properties fo:line-height="100%" fo:text-align="start" style:justify-single-word="false"/>
      <style:text-properties officeooo:paragraph-rsid="002e362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27f67a" style:font-weight-asian="normal" style:font-weight-complex="normal"/>
    </style:style>
    <style:style style:name="T4" style:family="text">
      <style:text-properties fo:language="ru" fo:country="RU" fo:font-weight="normal" officeooo:rsid="00240c09" style:font-weight-asian="normal" style:font-weight-complex="normal"/>
    </style:style>
    <style:style style:name="T5" style:family="text">
      <style:text-properties fo:language="ru" fo:country="RU" fo:font-weight="normal" officeooo:rsid="0030ddd4" style:font-weight-asian="normal" style:font-weight-complex="normal"/>
    </style:style>
    <style:style style:name="T6" style:family="text">
      <style:text-properties fo:language="ru" fo:country="RU" fo:font-weight="normal" officeooo:rsid="00416d4c" style:font-weight-asian="normal" style:font-weight-complex="normal"/>
    </style:style>
    <style:style style:name="T7" style:family="text">
      <style:text-properties fo:language="ru" fo:country="RU" fo:font-weight="normal" officeooo:rsid="0045608b" style:font-weight-asian="normal" style:font-weight-complex="normal"/>
    </style:style>
    <style:style style:name="T8" style:family="text">
      <style:text-properties fo:language="ru" fo:country="RU" fo:font-weight="normal" officeooo:rsid="0030ddd4" fo:background-color="#ffff00" loext:char-shading-value="0" style:font-weight-asian="normal" style:font-weight-complex="normal"/>
    </style:style>
    <style:style style:name="T9" style:family="text">
      <style:text-properties fo:language="ru" fo:country="RU" fo:font-weight="normal" officeooo:rsid="0032c35f" fo:background-color="#ffff00" loext:char-shading-value="0" style:font-weight-asian="normal" style:font-weight-complex="normal"/>
    </style:style>
    <style:style style:name="T10" style:family="text">
      <style:text-properties fo:language="ru" fo:country="RU" officeooo:rsid="002f38c4"/>
    </style:style>
    <style:style style:name="T11" style:family="text">
      <style:text-properties fo:language="ru" fo:country="RU" officeooo:rsid="0036823e"/>
    </style:style>
    <style:style style:name="T12" style:family="text">
      <style:text-properties fo:language="ru" fo:country="RU" officeooo:rsid="00399b40"/>
    </style:style>
    <style:style style:name="T13" style:family="text">
      <style:text-properties fo:language="ru" fo:country="RU" officeooo:rsid="003ace3e"/>
    </style:style>
    <style:style style:name="T14" style:family="text">
      <style:text-properties fo:language="ru" fo:country="RU" officeooo:rsid="0044a598"/>
    </style:style>
    <style:style style:name="T15" style:family="text">
      <style:text-properties fo:language="ru" fo:country="RU" officeooo:rsid="003e5e09" fo:background-color="#729fcf" loext:char-shading-value="0"/>
    </style:style>
    <style:style style:name="T16" style:family="text">
      <style:text-properties officeooo:rsid="001d3385"/>
    </style:style>
    <style:style style:name="T17" style:family="text">
      <style:text-properties fo:font-weight="bold" officeooo:rsid="00240c09" fo:background-color="#729fcf" loext:char-shading-value="0" style:font-weight-asian="bold" style:font-weight-complex="bold"/>
    </style:style>
    <style:style style:name="T18" style:family="text">
      <style:text-properties fo:font-weight="bold" officeooo:rsid="0022d280" fo:background-color="#f10d0c" loext:char-shading-value="0" style:font-weight-asian="bold" style:font-weight-complex="bold"/>
    </style:style>
    <style:style style:name="T19" style:family="text">
      <style:text-properties fo:font-weight="bold" officeooo:rsid="001d3385" fo:background-color="#1e6a39" loext:char-shading-value="0" style:font-weight-asian="bold" style:font-weight-complex="bold"/>
    </style:style>
    <style:style style:name="T20" style:family="text">
      <style:text-properties officeooo:rsid="001fd3e6"/>
    </style:style>
    <style:style style:name="T21" style:family="text">
      <style:text-properties fo:background-color="#ea7500" loext:char-shading-value="0"/>
    </style:style>
    <style:style style:name="T22" style:family="text">
      <style:text-properties officeooo:rsid="0027f67a"/>
    </style:style>
    <style:style style:name="T23" style:family="text">
      <style:text-properties fo:font-size="14pt" fo:language="ru" fo:country="RU" officeooo:rsid="00286da6" style:font-size-asian="14pt" style:font-size-complex="14pt"/>
    </style:style>
    <style:style style:name="T24" style:family="text">
      <style:text-properties fo:font-size="14pt" fo:language="ru" fo:country="RU" officeooo:rsid="002c1e7b" style:font-size-asian="14pt" style:font-size-complex="14pt"/>
    </style:style>
    <style:style style:name="T25" style:family="text">
      <style:text-properties fo:font-size="14pt" fo:language="ru" fo:country="RU" officeooo:rsid="002cb035" style:font-size-asian="14pt" style:font-size-complex="14pt"/>
    </style:style>
    <style:style style:name="T26" style:family="text">
      <style:text-properties fo:font-size="14pt" fo:language="ru" fo:country="RU" fo:font-style="normal" fo:font-weight="bold" officeooo:rsid="002cb035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language="ru" fo:country="RU" fo:font-style="normal" fo:font-weight="bold" officeooo:rsid="002e3623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officeooo:rsid="002c1e7b"/>
    </style:style>
    <style:style style:name="T29" style:family="text">
      <style:text-properties officeooo:rsid="0030ddd4"/>
    </style:style>
    <style:style style:name="T30" style:family="text">
      <style:text-properties officeooo:rsid="0032c35f"/>
    </style:style>
    <style:style style:name="T31" style:family="text">
      <style:text-properties officeooo:rsid="00341c2a"/>
    </style:style>
    <style:style style:name="T32" style:family="text">
      <style:text-properties officeooo:rsid="0034f83b"/>
    </style:style>
    <style:style style:name="T33" style:family="text">
      <style:text-properties officeooo:rsid="0035af59"/>
    </style:style>
    <style:style style:name="T34" style:family="text">
      <style:text-properties officeooo:rsid="0035dd6e"/>
    </style:style>
    <style:style style:name="T35" style:family="text">
      <style:text-properties officeooo:rsid="0038c3f2"/>
    </style:style>
    <style:style style:name="T36" style:family="text">
      <style:text-properties officeooo:rsid="0044a598"/>
    </style:style>
    <style:style style:name="T37" style:family="text">
      <style:text-properties officeooo:rsid="004f16c9"/>
    </style:style>
    <style:style style:name="T38" style:family="text">
      <style:text-properties officeooo:rsid="0053afd0"/>
    </style:style>
    <style:style style:name="T39" style:family="text">
      <style:text-properties officeooo:rsid="00558b1a"/>
    </style:style>
    <style:style style:name="T40" style:family="text">
      <style:text-properties officeooo:rsid="00563aae"/>
    </style:style>
    <style:style style:name="T41" style:family="text">
      <style:text-properties officeooo:rsid="00572d38"/>
    </style:style>
    <style:style style:name="T42" style:family="text">
      <style:text-properties officeooo:rsid="00592798"/>
    </style:style>
    <style:style style:name="T43" style:family="text">
      <style:text-properties officeooo:rsid="005a725f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697748"/>
    </style:style>
    <style:style style:name="T46" style:family="text">
      <style:text-properties officeooo:rsid="0069a106"/>
    </style:style>
    <style:style style:name="T47" style:family="text">
      <style:text-properties fo:background-color="#729fcf" loext:char-shading-value="0"/>
    </style:style>
    <style:style style:name="T48" style:family="text">
      <style:text-properties officeooo:rsid="006f0478"/>
    </style:style>
    <style:style style:name="T49" style:family="text">
      <style:text-properties officeooo:rsid="0070fa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▹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для изучения новых слов</text:p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/>
      <text:p text:style-name="P6"><text:tab/><text:span text:style-name="T21">Какие задачи должна решать программа?</text:span></text:p>
      <text:p text:style-name="P6"/>
      <text:list xml:id="list118655036" text:style-name="L1">
        <text:list-item>
          <text:p text:style-name="P22">Программа должна экономить время человека учащего иностранные слова. <text:span text:style-name="T16">Все рутинные задачи которые появляются в процессе изучения новых слов, но при этом никак не способствующие ускорению обучения должны решаться программой. </text:span></text:p>
        </text:list-item>
      </text:list>
      <text:p text:style-name="P9"/>
      <text:p text:style-name="P9"><text:tab/><text:span text:style-name="T19">Какие функции должна выполнять программа?</text:span></text:p>
      <text:p text:style-name="P93"/>
      <text:list xml:id="list2025478585" text:style-name="L2">
        <text:list-item>
          <text:p text:style-name="P23">Быстро показывать перевод слова.</text:p>
        </text:list-item>
        <text:list-item>
          <text:p text:style-name="P23">Сортировать слова в хаотичном порядке.</text:p>
        </text:list-item>
        <text:list-item>
          <text:p text:style-name="P23">Для повторения ранее изученных слов должна быть возможность перемещаться между списками слов.</text:p>
        </text:list-item>
        <text:list-item>
          <text:p text:style-name="P23">Для слов которые очень тяжело учатся должна быть возможность выделить именно их <text:span text:style-name="T20">для изучения</text:span>— чтобы не тратить время на те слова что уже хорошо выучены.</text:p>
        </text:list-item>
        <text:list-item>
          <text:p text:style-name="P23">Получать слова из Github-репозитория.</text:p>
        </text:list-item>
        <text:list-item>
          <text:p text:style-name="P23">Отправлять новые слова на Github-репозиторий.</text:p>
        </text:list-item>
        <text:list-item>
          <text:p text:style-name="P23">Иметь удобный редактор для создания нового списка слов.</text:p>
        </text:list-item>
        <text:list-item>
          <text:p text:style-name="P24">Иметь возможность редактировать уже созданный список.</text:p>
        </text:list-item>
        <text:list-item>
          <text:p text:style-name="P26">Иметь возможность находить списки, перевод или исходные слова по искомому значению.</text:p>
        </text:list-item>
        <text:list-item>
          <text:p text:style-name="P26">Иметь возможность сортировать списки по дате. </text:p>
        </text:list-item>
        <text:list-item>
          <text:p text:style-name="P26">Иметь возможность делить слишком большой список на временные более маленькие списки.</text:p>
        </text:list-item>
        <text:list-item>
          <text:p text:style-name="P26">Иметь возможность обьединять маленькие списки во временный большой список для удобства изучения.</text:p>
        </text:list-item>
        <text:list-item>
          <text:p text:style-name="P29">Общие сведения.</text:p>
        </text:list-item>
        <text:list-item>
          <text:p text:style-name="P31">Иметь возможность переключаться между языками.</text:p>
        </text:list-item>
      </text:list>
      <text:p text:style-name="P10"/>
      <text:p text:style-name="P10"><text:tab/><text:span text:style-name="T18">В какие сроки должна быть реализована программа?</text:span></text:p>
      <text:p text:style-name="P10"/>
      <text:list xml:id="list933644453" text:style-name="L3">
        <text:list-item>
          <text:p text:style-name="P25">По <text:span text:style-name="T36">24</text:span> сентября 2024 года.</text:p>
        </text:list-item>
      </text:list>
      <text:p text:style-name="P11"/>
      <text:p text:style-name="P12"><text:soft-page-break/></text:p>
      <text:p text:style-name="P12"><text:tab/><text:span text:style-name="T17">Порядок реализации программы.</text:span></text:p>
      <text:p text:style-name="P94"/>
      <text:list xml:id="list1183206407" text:style-name="L4">
        <text:list-item>
          <text:p text:style-name="P67">Определить исходя из описанных функций программы необходимые для ее работы кнопки <text:span text:style-name="T28">и жесты</text:span>.</text:p>
        </text:list-item>
        <text:list-item>
          <text:p text:style-name="P117"><text:span text:style-name="T7">В процессе разработки о</text:span><text:span text:style-name="T4">пределить соглашение по именованию:</text:span></text:p>
        </text:list-item>
      </text:list>
      <text:list xml:id="list3930369646" text:style-name="L5">
        <text:list-item>
          <text:list>
            <text:list-item>
              <text:p text:style-name="P124"><text:span text:style-name="T3">CSS-классов</text:span><text:span text:style-name="T4">,</text:span></text:p>
            </text:list-item>
            <text:list-item>
              <text:p text:style-name="P125"><text:span text:style-name="T4">F</text:span><text:span text:style-name="T2">rontend классов и функций,</text:span></text:p>
            </text:list-item>
            <text:list-item>
              <text:p text:style-name="P126">Backend классов и функций,</text:p>
            </text:list-item>
            <text:list-item>
              <text:p text:style-name="P125">баз данных.</text:p>
            </text:list-item>
          </text:list>
        </text:list-item>
      </text:list>
      <text:list xml:id="list115739279134135" text:continue-list="list1183206407" text:style-name="L4">
        <text:list-item>
          <text:p text:style-name="P68">Развернуть Git-сервер на старом ноутбуке.</text:p>
        </text:list-item>
        <text:list-item>
          <text:p text:style-name="P69">Протестировать работоспособность и правильность настройки Git-сервера на тестовом репозитории.</text:p>
        </text:list-item>
        <text:list-item>
          <text:p text:style-name="P32">Сверстать дизайн для компьютерной версии, телефона и планшета.</text:p>
        </text:list-item>
        <text:list-item>
          <text:p text:style-name="P32">Написать <text:span text:style-name="T22">unit-</text:span>тесты для frontend функционала.</text:p>
        </text:list-item>
        <text:list-item>
          <text:p text:style-name="P32">Написать <text:span text:style-name="T22">unit-</text:span>тесты для backend функционала.</text:p>
        </text:list-item>
        <text:list-item>
          <text:p text:style-name="P33">Написать интеграционные тесты для проверки правильности настройки и работы баз данных.</text:p>
        </text:list-item>
        <text:list-item>
          <text:p text:style-name="P33">Реализовать логику frontend функционала.</text:p>
        </text:list-item>
        <text:list-item>
          <text:p text:style-name="P33">Реализовать логику backend функционала.</text:p>
        </text:list-item>
      </text:list>
      <text:p text:style-name="P18"/>
      <text:p text:style-name="P18"/>
      <text:p text:style-name="P18"/>
      <text:p text:style-name="P4"/>
      <text:p text:style-name="P4"/>
      <text:p text:style-name="P4"/>
      <text:p text:style-name="P5"/>
      <text:p text:style-name="P5"/>
      <text:p text:style-name="P3">Реализация программы</text:p>
      <text:p text:style-name="P21"/>
      <text:list xml:id="list509480987" text:style-name="L6">
        <text:list-item>
          <text:p text:style-name="P127"><text:span text:style-name="T23">Определить исходя из описанных функций программы необходимые для ее работы кнопки </text:span><text:span text:style-name="T24">и жесты</text:span><text:span text:style-name="T23">.</text:span></text:p>
        </text:list-item>
      </text:list>
      <text:p text:style-name="P128"/>
      <text:list xml:id="list115739154213359" text:continue-numbering="true" text:style-name="L6">
        <text:list-item>
          <text:list>
            <text:list-item>
              <text:p text:style-name="P129"><text:span text:style-name="T24">Быстро пока</text:span><text:span text:style-name="T25">зывать перевод слова.</text:span></text:p>
            </text:list-item>
          </text:list>
        </text:list-item>
      </text:list>
      <text:p text:style-name="P109"/>
      <text:list xml:id="list115740276122252" text:continue-numbering="true" text:style-name="L6">
        <text:list-item>
          <text:list>
            <text:list-item>
              <text:list>
                <text:list-item>
                  <text:p text:style-name="P34">Компьютерная версия:</text:p>
                  <text:list>
                    <text:list-item>
                      <text:p text:style-name="P70">по нажатию на пробел.</text:p>
                    </text:list-item>
                    <text:list-item>
                      <text:p text:style-name="P70">по одиночному клику на левую кнопку мыши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15740436297400" text:continue-numbering="true" text:style-name="L6">
        <text:list-item>
          <text:list>
            <text:list-item>
              <text:list>
                <text:list-item>
                  <text:p text:style-name="P34">Планшет:</text:p>
                  <text:list>
                    <text:list-item>
                      <text:p text:style-name="P70">по одиночному тапу на экран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15739816487499" text:continue-numbering="true" text:style-name="L6">
        <text:list-item>
          <text:list>
            <text:list-item>
              <text:list>
                <text:list-item>
                  <text:p text:style-name="P70">Телефон:</text:p>
                  <text:list>
                    <text:list-item>
                      <text:p text:style-name="P70"><text:soft-page-break/>по одиночному тапу на экран</text:p>
                    </text:list-item>
                  </text:list>
                </text:list-item>
              </text:list>
            </text:list-item>
            <text:list-item>
              <text:p text:style-name="P130"><text:span text:style-name="T26">Сортировать </text:span><text:span text:style-name="T27">слова в хаотичном порядке.</text:span></text:p>
            </text:list-item>
          </text:list>
        </text:list-item>
      </text:list>
      <text:p text:style-name="P116"/>
      <text:list xml:id="list115740671624202" text:continue-numbering="true" text:style-name="L6">
        <text:list-item>
          <text:list>
            <text:list-item>
              <text:list>
                <text:list-item>
                  <text:p text:style-name="P36">Компьютерная версия:</text:p>
                  <text:list>
                    <text:list-item>
                      <text:p text:style-name="P71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15740644355463" text:continue-numbering="true" text:style-name="L6">
        <text:list-item>
          <text:list>
            <text:list-item>
              <text:list>
                <text:list-item>
                  <text:p text:style-name="P71">Планшет:</text:p>
                  <text:list>
                    <text:list-item>
                      <text:p text:style-name="P71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15738901933046" text:continue-numbering="true" text:style-name="L6">
        <text:list-item>
          <text:list>
            <text:list-item>
              <text:list>
                <text:list-item>
                  <text:p text:style-name="P71">Телефон:</text:p>
                  <text:list>
                    <text:list-item>
                      <text:p text:style-name="P71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15739360637029" text:continue-numbering="true" text:style-name="L6">
        <text:list-item>
          <text:list>
            <text:list-item>
              <text:p text:style-name="P110">Для повторения ранее изученных слов должна быть возможность перемещаться между списками слов.</text:p>
            </text:list-item>
          </text:list>
        </text:list-item>
      </text:list>
      <text:p text:style-name="P111"/>
      <text:list xml:id="list115739126078137" text:continue-numbering="true" text:style-name="L6">
        <text:list-item>
          <text:list>
            <text:list-item>
              <text:list>
                <text:list-item>
                  <text:p text:style-name="P73">Компьютерная версия:</text:p>
                  <text:list>
                    <text:list-item>
                      <text:p text:style-name="P73"><text:span text:style-name="T44">панель справа содержит ссылки на списки слов</text:span>, наименование ссылок это дата создания списка</text:p>
                    </text:list-item>
                    <text:list-item>
                      <text:p text:style-name="P75">по умолчанию выбранный список это последний созданный список</text:p>
                    </text:list-item>
                    <text:list-item>
                      <text:p text:style-name="P75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15739737331841" text:continue-numbering="true" text:style-name="L6">
        <text:list-item>
          <text:list>
            <text:list-item>
              <text:list>
                <text:list-item>
                  <text:p text:style-name="P73">Планшет:</text:p>
                  <text:list>
                    <text:list-item>
                      <text:p text:style-name="P119"><text:span text:style-name="T1">при помощи свайпа вправо открывается панель со ссылками на списки слов, занимает часть экрана, слегка затемняя основную страницу, </text:span><text:span text:style-name="T11">наименование ссылок это дата создания списка</text:span></text:p>
                    </text:list-item>
                    <text:list-item>
                      <text:p text:style-name="P73">свайпом влево панель со ссылками скрывается возвращаясь обратно</text:p>
                    </text:list-item>
                    <text:list-item>
                      <text:p text:style-name="P119"><text:span text:style-name="T1">при </text:span><text:span text:style-name="T10">нажатии на затемненную часть экрана панель со ссылками скрывается возвращаясь обратно как при свайпе влево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49531163" text:style-name="L7">
        <text:list-item>
          <text:list>
            <text:list-item>
              <text:list>
                <text:list-item>
                  <text:list>
                    <text:list-item>
                      <text:p text:style-name="P76">по умолчанию выбранный список это последний созданный список</text:p>
                    </text:list-item>
                    <text:list-item>
                      <text:p text:style-name="P76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15739030312024" text:continue-list="list115739737331841" text:style-name="L6">
        <text:list-item>
          <text:list>
            <text:list-item>
              <text:list>
                <text:list-item>
                  <text:p text:style-name="P73">Телефон:</text:p>
                  <text:list>
                    <text:list-item>
                      <text:p text:style-name="P119"><text:span text:style-name="T1">при помощи свайпа вправо открывается панель со ссылками на списки слов, </text:span><text:span text:style-name="T10">занимает весь экран</text:span></text:p>
                    </text:list-item>
                    <text:list-item>
                      <text:p text:style-name="P78">свайпом влево панель со ссылками на списки слов скрывается возвращаясь обратно</text:p>
                    </text:list-item>
                  </text:list>
                </text:list-item>
              </text:list>
            </text:list-item>
          </text:list>
        </text:list-item>
      </text:list>
      <text:list xml:id="list2726331485" text:style-name="L8">
        <text:list-item>
          <text:list>
            <text:list-item>
              <text:list>
                <text:list-item>
                  <text:list>
                    <text:list-item>
                      <text:p text:style-name="P77">по умолчанию выбранный список это последний созданный список</text:p>
                    </text:list-item>
                    <text:list-item>
                      <text:p text:style-name="P77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><text:soft-page-break/></text:p>
      <text:list xml:id="list115739045524138" text:continue-list="list115739030312024" text:style-name="L6">
        <text:list-item>
          <text:list>
            <text:list-item>
              <text:p text:style-name="P95">Для слов которые очень тяжело учатся должна быть возможность выделить именно их <text:span text:style-name="T20">для изучения </text:span>— чтобы не тратить время на те слова что уже хорошо выучены.</text:p>
            </text:list-item>
          </text:list>
        </text:list-item>
      </text:list>
      <text:p text:style-name="P7"/>
      <text:list xml:id="list115740629718407" text:continue-numbering="true" text:style-name="L6">
        <text:list-item>
          <text:list>
            <text:list-item>
              <text:list>
                <text:list-item>
                  <text:p text:style-name="P38">Компьютерная версия:</text:p>
                  <text:list>
                    <text:list-item>
                      <text:p text:style-name="P38">одиночным кликом правой кнопкой мыши выделяется труднозапоминающееся слово, такие слова <text:span text:style-name="T29">имеют</text:span> фон текста отличающегося от обычных слов</text:p>
                    </text:list-item>
                    <text:list-item>
                      <text:p text:style-name="P39">на панели со ссылками в самой верхней ее части <text:span text:style-name="T32">при наличии выделенных слов имеется кнопка «создать подсписок», когда выделенных слов нет — нет и кнопки</text:span></text:p>
                    </text:list-item>
                    <text:list-item>
                      <text:p text:style-name="P118"><text:span text:style-name="T5">«подсписок трудных слов» можно создать и из такого же «подсписка», </text:span><text:span text:style-name="T8">«подсписок подсписка» находится в той же области </text:span><text:span text:style-name="T9">(между верхней области кнопок и нижней области основных списков)</text:span><text:span text:style-name="T8"> </text:span><text:span text:style-name="T9">где и его родительский подсписок но порядком выше его</text:span></text:p>
                    </text:list-item>
                    <text:list-item>
                      <text:p text:style-name="P40">при наведении на ссылку списка появляется кнопка удаления «подсписка»</text:p>
                    </text:list-item>
                    <text:list-item>
                      <text:p text:style-name="P41">выбра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15740637980871" text:continue-numbering="true" text:style-name="L6">
        <text:list-item>
          <text:list>
            <text:list-item>
              <text:list>
                <text:list-item>
                  <text:p text:style-name="P38">Планшет:</text:p>
                  <text:list>
                    <text:list-item>
                      <text:p text:style-name="P38">удерживание пальца на слове выдел<text:span text:style-name="T30">яет его как труднозапоминающееся</text:span></text:p>
                    </text:list-item>
                    <text:list-item>
                      <text:p text:style-name="P42">если выделено хотя бы одно слово — <text:span text:style-name="T31">внизу</text:span> появляется кнопка «создать <text:span text:style-name="T34">под</text:span>список»</text:p>
                    </text:list-item>
                    <text:list-item>
                      <text:p text:style-name="P41">на открытой панели, <text:span text:style-name="T33">в области «подсписков» — кнопка удаления «подсписка» есть всегда и находится напротив ссылки на «подсписок»</text:span></text:p>
                    </text:list-item>
                    <text:list-item>
                      <text:p text:style-name="P43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15738949502001" text:continue-numbering="true" text:style-name="L6">
        <text:list-item>
          <text:list>
            <text:list-item>
              <text:list>
                <text:list-item>
                  <text:p text:style-name="P43">Телефон:</text:p>
                  <text:list>
                    <text:list-item>
                      <text:p text:style-name="P43">удерживание пальца на слове выделяет его как трудное</text:p>
                    </text:list-item>
                    <text:list-item>
                      <text:p text:style-name="P43">если выделено хотя бы одно слово — внизу появляется кнопка «создать подсписок»</text:p>
                    </text:list-item>
                    <text:list-item>
                      <text:p text:style-name="P43">на открытой панели, в области «подсписков» - кнопка кдаления «подсписка» есть всегда и находится напротив ссылки на «подсписок»</text:p>
                    </text:list-item>
                    <text:list-item>
                      <text:p text:style-name="P43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15739517211984" text:continue-numbering="true" text:style-name="L6">
        <text:list-item>
          <text:list>
            <text:list-item>
              <text:p text:style-name="P96">Получать слова из Github-репозитория. <text:span text:style-name="T35">&amp;&amp;</text:span></text:p>
            </text:list-item>
            <text:list-item>
              <text:p text:style-name="P112">Оправлять новые слова на Github-репозиторий.</text:p>
            </text:list-item>
          </text:list>
        </text:list-item>
      </text:list>
      <text:p text:style-name="P113"/>
      <text:list xml:id="list115739737301319" text:continue-numbering="true" text:style-name="L6">
        <text:list-item>
          <text:list>
            <text:list-item>
              <text:list>
                <text:list-item>
                  <text:p text:style-name="P79">Компьютерная версия:</text:p>
                  <text:list>
                    <text:list-item>
                      <text:p text:style-name="P90">на правой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15740705966227" text:continue-numbering="true" text:style-name="L6">
        <text:list-item>
          <text:list>
            <text:list-item>
              <text:list>
                <text:list-item>
                  <text:p text:style-name="P79">Планшет:</text:p>
                  <text:list>
                    <text:list-item>
                      <text:p text:style-name="P79">на выдвигающейся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15739155677536" text:continue-numbering="true" text:style-name="L6">
        <text:list-item>
          <text:list>
            <text:list-item>
              <text:list>
                <text:list-item>
                  <text:p text:style-name="P79">Телефон:</text:p>
                  <text:list>
                    <text:list-item>
                      <text:p text:style-name="P120"><text:span text:style-name="T12">С</text:span><text:span text:style-name="T1">м. Планше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list xml:id="list115738895945791" text:continue-numbering="true" text:style-name="L6">
        <text:list-item>
          <text:list>
            <text:list-item>
              <text:p text:style-name="P114">Иметь удобный редактор для создания нового списка слов.</text:p>
            </text:list-item>
          </text:list>
        </text:list-item>
      </text:list>
      <text:p text:style-name="P115"/>
      <text:list xml:id="list115739680852341" text:continue-numbering="true" text:style-name="L6">
        <text:list-item>
          <text:list>
            <text:list-item>
              <text:list>
                <text:list-item>
                  <text:p text:style-name="P82">Компьютерная версия:</text:p>
                  <text:list>
                    <text:list-item>
                      <text:p text:style-name="P89">на правой панели в самой верхней ее части есть кнопка «+» для создания нового списка слов</text:p>
                    </text:list-item>
                    <text:list-item>
                      <text:p text:style-name="P121"><text:span text:style-name="T1">после открытия пространства для создания нового списка слов — сслыки на уже существующие списки становятся неактивными, </text:span><text:span text:style-name="T13">появляется кнопка «сохранить список», </text:span><text:span text:style-name="T15">а также кнопка «+» меняется на крестик для отмены изменений</text:span></text:p>
                    </text:list-item>
                    <text:list-item>
                      <text:p text:style-name="P83">при нажатии на кнопку «сохранить список» выполняется проверка на:</text:p>
                      <text:list>
                        <text:list-item>
                          <text:p text:style-name="P83">наличие содержимого в списке в принципе</text:p>
                        </text:list-item>
                        <text:list-item>
                          <text:p text:style-name="P83">соответствие количества исходных строк — количеству строк в переводе</text:p>
                        </text:list-item>
                      </text:list>
                    </text:list-item>
                    <text:list-item>
                      <text:p text:style-name="P44"/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15739892603925" text:continue-numbering="true" text:style-name="L6">
        <text:list-item>
          <text:list>
            <text:list-item>
              <text:list>
                <text:list-item>
                  <text:p text:style-name="P45">Планшет:</text:p>
                  <text:list>
                    <text:list-item>
                      <text:p text:style-name="P45">кнопка «+» для создания нового списка слов находится на выдвигающейся панели в самой верхней ее части </text:p>
                    </text:list-item>
                    <text:list-item>
                      <text:p text:style-name="P123"><text:span text:style-name="T2">после открытия пространства для создания нового списка — </text:span><text:span text:style-name="T6">появляется кнопка «сохранить список», ссылки на списки слов становятся неактивными, а также кнопка «+» меняется на крестик для отмены изменений</text:span></text:p>
                    </text:list-item>
                    <text:list-item>
                      <text:p text:style-name="P27">при нажатии на кнопку «сохранить список» выполняется проверка на:</text:p>
                      <text:list>
                        <text:list-item>
                          <text:p text:style-name="P27">наличие содержимого в списке в принципе</text:p>
                        </text:list-item>
                        <text:list-item>
                          <text:p text:style-name="P27">соответствие количества исходных строк — количеству строк в перевод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15739203734866" text:continue-numbering="true" text:style-name="L6">
        <text:list-item>
          <text:list>
            <text:list-item>
              <text:list>
                <text:list-item>
                  <text:p text:style-name="P27">Телефон:</text:p>
                  <text:list>
                    <text:list-item>
                      <text:p text:style-name="P27"><text:s/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list xml:id="list115739208816626" text:continue-numbering="true" text:style-name="L6">
        <text:list-item>
          <text:list>
            <text:list-item>
              <text:p text:style-name="P97">Иметь возможность редактировать уже созданный список.</text:p>
            </text:list-item>
          </text:list>
        </text:list-item>
      </text:list>
      <text:p text:style-name="P98"/>
      <text:list xml:id="list115740183228631" text:continue-numbering="true" text:style-name="L6">
        <text:list-item>
          <text:list>
            <text:list-item>
              <text:list>
                <text:list-item>
                  <text:p text:style-name="P46">Компьютерная версия:</text:p>
                  <text:list>
                    <text:list-item>
                      <text:p text:style-name="P46">двойной клик левой кнопкой мыши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15740012032719" text:continue-numbering="true" text:style-name="L6">
        <text:list-item>
          <text:list>
            <text:list-item>
              <text:list>
                <text:list-item>
                  <text:p text:style-name="P46">Планшет:</text:p>
                  <text:list>
                    <text:list-item>
                      <text:p text:style-name="P46">двойной тап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15739779004898" text:continue-numbering="true" text:style-name="L6">
        <text:list-item>
          <text:list>
            <text:list-item>
              <text:list>
                <text:list-item>
                  <text:p text:style-name="P46">Телефон:</text:p>
                  <text:list>
                    <text:list-item>
                      <text:p text:style-name="P46">См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15739144658382" text:continue-numbering="true" text:style-name="L6">
        <text:list-item>
          <text:list>
            <text:list-item>
              <text:p text:style-name="P99">Иметь возможность находить списки, перевод или исходные слова по искомому значению.</text:p>
            </text:list-item>
          </text:list>
        </text:list-item>
      </text:list>
      <text:p text:style-name="P100"/>
      <text:list xml:id="list115738912469916" text:continue-numbering="true" text:style-name="L6">
        <text:list-item>
          <text:list>
            <text:list-item>
              <text:list>
                <text:list-item>
                  <text:p text:style-name="P48">Компьютерная версия:</text:p>
                  <text:list>
                    <text:list-item>
                      <text:p text:style-name="P85"><text:span text:style-name="T47">строка поиска находится на правой панели в самой верхней её части над кнопками действий</text:span></text:p>
                    </text:list-item>
                    <text:list-item>
                      <text:p text:style-name="P122"><text:span text:style-name="T1">при введении искомого значения на время поиска системой нужных значений — области списков и «подсписков» заменяются единственным лоадером чтобы понимать что происходит поиск, в случае успеха — область списков </text:span><text:span text:style-name="T14">и «подсписков» </text:span><text:span text:style-name="T1">будет содержать только те </text:span><text:span text:style-name="T14">ссылки</text:span><text:span text:style-name="T1"> что </text:span><text:span text:style-name="T14">имеют</text:span><text:span text:style-name="T1"> искомые значения, в случае неудачи — </text:span><text:span text:style-name="T14">над</text:span><text:span text:style-name="T1"> поисковым полем появится информация о возникшей ошибке, а списки и «подсписки» вернутся в состояние до поиск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15739041498261" text:continue-numbering="true" text:style-name="L6">
        <text:list-item>
          <text:list>
            <text:list-item>
              <text:list>
                <text:list-item>
                  <text:p text:style-name="P50">Планшет:</text:p>
                  <text:list>
                    <text:list-item>
                      <text:p text:style-name="P50">строка поиска находится на выдвигающейся панели в самой верхней её части над кнопками действий</text:p>
                    </text:list-item>
                    <text:list-item>
                      <text:p text:style-name="P50">при введении искомого значения на время поиска системой нужных значений — область списков и «подсписков» заменяются единственным лоадером чтобы понимать что происходит поиск, в случае успеха — область списков и «подсписков» будет содержать только те ссылки что имеют искомые значения, в случае неудачи — над поисковым полем появится информация о возникшей ошибке, а списки и «подсписки» вернутся в состояние до поиска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15740714992951" text:continue-numbering="true" text:style-name="L6">
        <text:list-item>
          <text:list>
            <text:list-item>
              <text:list>
                <text:list-item>
                  <text:p text:style-name="P50">Телефон:</text:p>
                  <text:list>
                    <text:list-item>
                      <text:p text:style-name="P50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51"/>
      <text:p text:style-name="P51"><text:soft-page-break/></text:p>
      <text:list xml:id="list115740586241852" text:continue-numbering="true" text:style-name="L6">
        <text:list-item>
          <text:list>
            <text:list-item>
              <text:p text:style-name="P101">Иметь возможность сортировать списки по дате.</text:p>
            </text:list-item>
          </text:list>
        </text:list-item>
      </text:list>
      <text:p text:style-name="P103"/>
      <text:list xml:id="list115738919598903" text:continue-numbering="true" text:style-name="L6">
        <text:list-item>
          <text:list>
            <text:list-item>
              <text:list>
                <text:list-item>
                  <text:p text:style-name="P52">Компьютерная версия:</text:p>
                  <text:list>
                    <text:list-item>
                      <text:p text:style-name="P86">на правой панели в самом её низу находятся два сортирующих поля — одно «с (какого числа)», другое «по (какое число)», каждое из которых открывается в форме календаря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39153595296" text:continue-numbering="true" text:style-name="L6">
        <text:list-item>
          <text:list>
            <text:list-item>
              <text:list>
                <text:list-item>
                  <text:p text:style-name="P53">Планшет:</text:p>
                  <text:list>
                    <text:list-item>
                      <text:p text:style-name="P53">расположение панели как для планшета, <text:span text:style-name="T41">клик левой кнопки мыши заменяется на тап по экрану</text:span>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39505802523" text:continue-numbering="true" text:style-name="L6">
        <text:list-item>
          <text:list>
            <text:list-item>
              <text:list>
                <text:list-item>
                  <text:p text:style-name="P53">Телефон:</text:p>
                  <text:list>
                    <text:list-item>
                      <text:p text:style-name="P53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40143749570" text:continue-numbering="true" text:style-name="L6">
        <text:list-item>
          <text:list>
            <text:list-item>
              <text:p text:style-name="P102">Иметь возможность делить слишком большой список на временные более маленькие списки.</text:p>
              <text:p text:style-name="P102"/>
              <text:list>
                <text:list-item>
                  <text:p text:style-name="P53">Компьютерная версия:</text:p>
                  <text:list>
                    <text:list-item>
                      <text:p text:style-name="P91">на правой панели в самой верхней её части в области кнопок общих действий находится кнопка разделения списка на более маленькие</text:p>
                    </text:list-item>
                    <text:list-item>
                      <text:p text:style-name="P86">по нажатию на кнопку разделения списка — между самой верхней областью для действий и областью списков труднозапоминающихся слов появляется временная область действий для установки параметров разделения списка, со следующими сущностями:</text:p>
                      <text:list>
                        <text:list-item>
                          <text:p text:style-name="P87">кнопка «Разделить список»</text:p>
                        </text:list-item>
                        <text:list-item>
                          <text:p text:style-name="P87">поле для указания на сколько временных списков разделить основной список, количество слов в списках будет высчитываться автоматически</text:p>
                        </text:list-item>
                        <text:list-item>
                          <text:p text:style-name="P87">поле для указания какое количество слов должно содержаться в каждом списке, причем количество списков и количество слов в последнем списке будет высчитываться автоматически</text:p>
                        </text:list-item>
                      </text:list>
                    </text:list-item>
                    <text:list-item>
                      <text:p text:style-name="P55">в области <text:span text:style-name="T37">параметров разделения списков </text:span>без введенных значений активными являются оба поля, при наличии значения хотя бы в одном поле <text:span text:style-name="T37">другое становится неактивным</text:span></text:p>
                    </text:list-item>
                    <text:list-item>
                      <text:p text:style-name="P56">после разделения списка область параметров где были поля и кнопка «Разделить список» — становится областью хранения временных разделенных списков </text:p>
                    </text:list-item>
                    <text:list-item>
                      <text:p text:style-name="P56">удалить можно как отдельный разделенный список так и всю временную область чтобы удалить все разделенные списки</text:p>
                    </text:list-item>
                    <text:list-item>
                      <text:p text:style-name="P56">разделить разделенный список нельзя</text:p>
                    </text:list-item>
                    <text:list-item>
                      <text:p text:style-name="P57"><text:soft-page-break/>в разделенном списке <text:span text:style-name="T38">также можно выделить труднозапоминающиеся слова</text:span></text:p>
                    </text:list-item>
                    <text:list-item>
                      <text:p text:style-name="P58">списки труднозапоминающихся слов которые были созданы из временных разделенных списков <text:span text:style-name="T39">находятся над областью разделенных списков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40184678503" text:continue-numbering="true" text:style-name="L6">
        <text:list-item>
          <text:list>
            <text:list-item>
              <text:list>
                <text:list-item>
                  <text:p text:style-name="P53">Планшет:</text:p>
                  <text:list>
                    <text:list-item>
                      <text:p text:style-name="P59">расположение панели как для планшета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39499954214" text:continue-numbering="true" text:style-name="L6">
        <text:list-item>
          <text:list>
            <text:list-item>
              <text:list>
                <text:list-item>
                  <text:p text:style-name="P53">Телефон:</text:p>
                  <text:list>
                    <text:list-item>
                      <text:p text:style-name="P59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39106317399" text:continue-numbering="true" text:style-name="L6">
        <text:list-item>
          <text:list>
            <text:list-item>
              <text:p text:style-name="P102">Иметь возможность обьединять маленькие списки во временный большой список для удобства изучения.</text:p>
              <text:p text:style-name="P102"/>
              <text:list>
                <text:list-item>
                  <text:p text:style-name="P53">Компьютерная версия:</text:p>
                  <text:list>
                    <text:list-item>
                      <text:p text:style-name="P92">на правой панели в самой верхней её части в области кнопок общих действий — находится кнопка обьединения маленьких списков в один большой, после нажатия на которую ниже области кнопок общих действий появляется временная область показывающая какие списки будут обьединены</text:p>
                    </text:list-item>
                    <text:list-item>
                      <text:p text:style-name="P60"><text:span text:style-name="T40">к</text:span>лик левой кнопкой мыши по неактивным спискам добавляет эти списки в область обьединения <text:span text:style-name="T40">списков</text:span></text:p>
                    </text:list-item>
                    <text:list-item>
                      <text:p text:style-name="P88">в области обьединения списков в самой нижней её части есть кнопка «Обьединить списки»</text:p>
                    </text:list-item>
                    <text:list-item>
                      <text:p text:style-name="P30">каждый список добавленный в область обьединения, перед завершением обьединения можно отредактировать удалив неинтересующий список</text:p>
                    </text:list-item>
                    <text:list-item>
                      <text:p text:style-name="P88">после завершения обьединения списков — область обьединения становится областью хранения временных обьединенных списков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39480761539" text:continue-numbering="true" text:style-name="L6">
        <text:list-item>
          <text:list>
            <text:list-item>
              <text:list>
                <text:list-item>
                  <text:p text:style-name="P53">Планшет:</text:p>
                  <text:list>
                    <text:list-item>
                      <text:p text:style-name="P30">расположение панели как для планшета, <text:span text:style-name="T41">клик левой кнопкой мыши заменяется на тап по экрану — остальное См. Компьютерная верс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15739307782946" text:continue-numbering="true" text:style-name="L6">
        <text:list-item>
          <text:list>
            <text:list-item>
              <text:list>
                <text:list-item>
                  <text:p text:style-name="P53">Телефон:</text:p>
                  <text:list>
                    <text:list-item>
                      <text:p text:style-name="P61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list xml:id="list115740233495444" text:continue-numbering="true" text:style-name="L6">
        <text:list-item>
          <text:list>
            <text:list-item>
              <text:p text:style-name="P104"><text:soft-page-break/>Общие сведения.</text:p>
            </text:list-item>
          </text:list>
        </text:list-item>
      </text:list>
      <text:p text:style-name="P8"/>
      <text:list xml:id="list115740102409421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61"><text:span text:style-name="T42">в</text:span> области изучения слов, все строки должны быть пронумерованы</text:p>
                    </text:list-item>
                    <text:list-item>
                      <text:p text:style-name="P62">при переключении основного списка области временных разделенных списков, временных обединенных списков и списки труднозапоминающихся слов появляются и исчезают в зависимости от принадлежности этих областей к основным спискам</text:p>
                    </text:list-item>
                    <text:list-item>
                      <text:p text:style-name="P62">авторизация пользователя должна происходить посредством отправки токена доступа через <text:span text:style-name="T43">cook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15740338705640" text:continue-numbering="true" text:style-name="L6">
        <text:list-item>
          <text:list>
            <text:list-item>
              <text:p text:style-name="P105">Иметь возможность переключаться между языками.</text:p>
            </text:list-item>
          </text:list>
        </text:list-item>
      </text:list>
      <text:p text:style-name="P106"/>
      <text:list xml:id="list115739577259475" text:continue-numbering="true" text:style-name="L6">
        <text:list-item>
          <text:list>
            <text:list-item>
              <text:list>
                <text:list-item>
                  <text:p text:style-name="P63">Компьютерная версия:</text:p>
                  <text:list>
                    <text:list-item>
                      <text:p text:style-name="P63">на правой панели в самой самой нижней её части находится область для переключения изучаемого языка</text:p>
                    </text:list-item>
                    <text:list-item>
                      <text:p text:style-name="P63">при переключении языка <text:span text:style-name="T45">поля в которых были какие-то введенные значения обновляются, </text:span><text:span text:style-name="T46">включается самый последний созданный список и отображаются все относящиеся к нему подсписки</text:span></text:p>
                    </text:list-item>
                    <text:list-item>
                      <text:p text:style-name="P66">если выбранный язык имеет более двух вариантов изучения слов (например японский язык который слова которых можно изучать и хираганой-катаканой и иероглифами) — ниже основной области переключения языков появляется дополнительная область для выбора варианта изучения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15739501981542" text:continue-numbering="true" text:style-name="L6">
        <text:list-item>
          <text:list>
            <text:list-item>
              <text:p text:style-name="P107">Иметь возможность настраивать программу под себя.</text:p>
            </text:list-item>
          </text:list>
        </text:list-item>
      </text:list>
      <text:p text:style-name="P108"/>
      <text:list xml:id="list115739399348143" text:continue-numbering="true" text:style-name="L6">
        <text:list-item>
          <text:list>
            <text:list-item>
              <text:list>
                <text:list-item>
                  <text:p text:style-name="P65">Компьютерная версия:</text:p>
                  <text:list>
                    <text:list-item>
                      <text:p text:style-name="P65">на правой панели в самой нижней её части рядом с панелью переключения языков <text:span text:style-name="T48">в правом нижнем углу находится кнопка настроек</text:span></text:p>
                    </text:list-item>
                    <text:list-item>
                      <text:p text:style-name="P66">рядом <text:span text:style-name="T49">с кнопкой настроек находится кнопка инструкций для более полного понимания как работать с программой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49:58.550722138</meta:creation-date>
    <dc:date>2024-09-21T11:57:38.390119864</dc:date>
    <meta:editing-duration>PT6H49M35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0" meta:paragraph-count="174" meta:word-count="1800" meta:character-count="12331" meta:non-whitespace-character-count="10831"/>
  </office:meta>
</office:document-meta>
</file>